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500B1A006B5.png" manifest:media-type="image/png"/>
  <manifest:file-entry manifest:full-path="Pictures/10000000000004A8000004A8B2F607A1.png" manifest:media-type="image/png"/>
  <manifest:file-entry manifest:full-path="Pictures/100000000000078000000438F7F559D0.png" manifest:media-type="image/png"/>
  <manifest:file-entry manifest:full-path="Pictures/10000000000007800000043887B5DA2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4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5" style:family="graphic" style:parent-style-name="Filled_20_Cyan">
      <style:graphic-properties loext:decorative="false"/>
      <style:paragraph-properties style:writing-mode="lr-tb"/>
    </style:style>
    <style:style style:name="gr6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7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8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9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10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2" style:family="graphic" style:parent-style-name="Filled_20_Blue">
      <style:graphic-properties draw:fill="solid" draw:fill-color="#7f59ae" fo:min-height="2.201cm" fo:min-width="2.201cm" loext:decorative="false"/>
      <style:paragraph-properties style:writing-mode="lr-tb"/>
    </style:style>
    <style:style style:name="pr1" style:family="presentation" style:parent-style-name="Candy-title">
      <style:graphic-properties fo:min-height="0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0cm" loext:decorative="false"/>
      <style:paragraph-properties style:writing-mode="lr-tb"/>
    </style:style>
    <style:style style:name="pr3" style:family="presentation" style:parent-style-name="Candy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6" style:family="presentation" style:parent-style-name="Table_20_of_20_Content-title">
      <style:graphic-properties fo:min-height="0cm" loext:decorative="false"/>
      <style:paragraph-properties style:writing-mode="lr-tb"/>
    </style:style>
    <style:style style:name="pr7" style:family="presentation" style:parent-style-name="Table_20_of_20_Content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Topic_20_Title_20_1-title">
      <style:graphic-properties fo:min-height="0cm" loext:decorative="false"/>
      <style:paragraph-properties style:writing-mode="lr-tb"/>
    </style:style>
    <style:style style:name="pr9" style:family="presentation" style:parent-style-name="Topic_20_Title_20_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Topic_20_Title_20_1_5f_-title">
      <style:graphic-properties fo:min-height="0cm" loext:decorative="false"/>
      <style:paragraph-properties style:writing-mode="lr-tb"/>
    </style:style>
    <style:style style:name="pr11" style:family="presentation" style:parent-style-name="Topic_20_Title_20_1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Topic_20_Title_20_1_5f__5f_-title">
      <style:graphic-properties fo:min-height="0cm" loext:decorative="false"/>
      <style:paragraph-properties style:writing-mode="lr-tb"/>
    </style:style>
    <style:style style:name="pr13" style:family="presentation" style:parent-style-name="Topic_20_Title_20_1_5f__5f_-notes">
      <style:graphic-properties draw:fill-color="#ffffff" fo:min-height="14cm" loext:decorative="false"/>
      <style:paragraph-properties style:writing-mode="lr-tb"/>
    </style:style>
    <style:style style:name="pr14" style:family="presentation" style:parent-style-name="Topic_20_Title_20_1_5f__5f__5f_-title">
      <style:graphic-properties fo:min-height="0cm" loext:decorative="false"/>
      <style:paragraph-properties style:writing-mode="lr-tb"/>
    </style:style>
    <style:style style:name="pr15" style:family="presentation" style:parent-style-name="Topic_20_Title_20_1_5f__5f__5f_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Topic_20_Title_20_1_5f__5f__5f__5f_-title">
      <style:graphic-properties fo:min-height="0cm" loext:decorative="false"/>
      <style:paragraph-properties style:writing-mode="lr-tb"/>
    </style:style>
    <style:style style:name="pr17" style:family="presentation" style:parent-style-name="Topic_20_Title_20_1_5f__5f__5f_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7f59ae"/>
      <style:text-properties fo:color="#ffffff" loext:opacity="100%"/>
    </style:style>
    <style:style style:name="P5" style:family="paragraph">
      <loext:graphic-properties draw:fill="none"/>
      <style:text-properties fo:color="#7f59ae" loext:opacity="100%"/>
    </style:style>
    <style:style style:name="P6" style:family="paragraph">
      <loext:graphic-properties draw:fill="solid" draw:fill-color="#e54b89"/>
      <style:text-properties fo:color="#ffffff" loext:opacity="100%"/>
    </style:style>
    <style:style style:name="P7" style:family="paragraph">
      <loext:graphic-properties draw:fill="solid" draw:fill-color="#f8b622"/>
      <style:text-properties fo:color="#000000" loext:opacity="100%"/>
    </style:style>
    <style:style style:name="P8" style:family="paragraph">
      <loext:graphic-properties draw:fill="none"/>
      <style:text-properties fo:color="#f8b622" loext:opacity="100%"/>
    </style:style>
    <style:style style:name="P9" style:family="paragraph">
      <loext:graphic-properties draw:fill-color="#ffffff"/>
      <style:paragraph-properties fo:text-align="end"/>
      <style:text-properties fo:color="#60c4e4" loext:opacity="100%"/>
    </style:style>
    <style:style style:name="P10" style:family="paragraph">
      <style:paragraph-properties fo:text-align="start"/>
      <style:text-properties fo:color="#e54b89" loext:opacity="100%"/>
    </style:style>
    <style:style style:name="P11" style:family="paragraph">
      <loext:graphic-properties draw:fill-color="#ffffff"/>
      <style:paragraph-properties fo:text-align="start"/>
      <style:text-properties fo:color="#e54b89" loext:opacity="100%"/>
    </style:style>
    <style:style style:name="P12" style:family="paragraph">
      <loext:graphic-properties draw:fill-color="#ffffff"/>
      <style:paragraph-properties fo:text-align="end"/>
      <style:text-properties fo:color="#f8b622" loext:opacity="100%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layer="layout" svg:width="23.5cm" svg:height="3.218cm" svg:x="2.25cm" svg:y="2.5cm" presentation:class="title" presentation:user-transformed="true">
          <draw:text-box>
            <text:p>SQL</text:p>
          </draw:text-box>
        </draw:frame>
        <draw:frame presentation:style-name="pr2" draw:text-style-name="P2" draw:layer="layout" svg:width="23.5cm" svg:height="2.2cm" svg:x="2.25cm" svg:y="6cm" presentation:class="subtitle" presentation:user-transformed="true">
          <draw:text-box>
            <text:p text:style-name="P1"><text:span text:style-name="T1">Ramesh Nediyadath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able_20_of_20_Content" presentation:presentation-page-layout-name="AL2T19">
        <draw:g draw:style-name="gr2">
          <draw:custom-shape draw:style-name="gr3" draw:text-style-name="P4" draw:layer="layout" svg:width="1.365cm" svg:height="1.365cm" svg:x="11.335cm" svg:y="1.72cm">
            <text:p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21.886cm" svg:y1="3.02cm" svg:x2="12cm" svg:y2="3.02cm">
            <text:p/>
          </draw:line>
        </draw:g>
        <draw:g draw:style-name="gr2">
          <draw:custom-shape draw:style-name="gr5" draw:layer="layout" svg:width="1.365cm" svg:height="1.365cm" svg:x="18.5cm" svg:y="4.6cm">
            <text:p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layer="layout" svg:x1="9.144cm" svg:y1="5.9cm" svg:x2="19.036cm" svg:y2="5.9cm">
            <text:p/>
          </draw:line>
        </draw:g>
        <draw:g draw:style-name="gr2">
          <draw:custom-shape draw:style-name="gr7" draw:text-style-name="P6" draw:layer="layout" svg:width="1.365cm" svg:height="1.365cm" svg:x="11.335cm" svg:y="7.33cm">
            <text:p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layer="layout" svg:x1="21.886cm" svg:y1="8.63cm" svg:x2="12cm" svg:y2="8.63cm">
            <text:p/>
          </draw:line>
        </draw:g>
        <draw:g draw:style-name="gr2">
          <draw:custom-shape draw:style-name="gr9" draw:text-style-name="P7" draw:layer="layout" svg:width="1.365cm" svg:height="1.365cm" svg:x="18.5cm" svg:y="10.2cm">
            <text:p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layout" svg:x1="9.144cm" svg:y1="11.5cm" svg:x2="19.036cm" svg:y2="11.5cm">
            <text:p/>
          </draw:line>
        </draw:g>
        <draw:g draw:style-name="gr2">
          <draw:custom-shape draw:style-name="gr3" draw:text-style-name="P4" draw:layer="layout" svg:width="1.365cm" svg:height="1.365cm" svg:x="11.335cm" svg:y="12.66cm">
            <text:p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21.886cm" svg:y1="13.96cm" svg:x2="12cm" svg:y2="13.96cm">
            <text:p/>
          </draw:line>
        </draw:g>
        <draw:frame presentation:style-name="pr4" draw:text-style-name="P3" draw:layer="layout" svg:width="8.7cm" svg:height="1.3cm" svg:x="13cm" svg:y="1.72cm" presentation:class="subtitle" presentation:user-transformed="true">
          <draw:text-box>
            <text:p>DDL</text:p>
          </draw:text-box>
        </draw:frame>
        <draw:frame presentation:style-name="pr5" draw:text-style-name="P9" draw:layer="layout" svg:width="8.7cm" svg:height="1.3cm" svg:x="9.4cm" svg:y="4.6cm" presentation:class="subtitle" presentation:user-transformed="true">
          <draw:text-box>
            <text:p>DML</text:p>
          </draw:text-box>
        </draw:frame>
        <draw:frame presentation:style-name="pr5" draw:text-style-name="P11" draw:layer="layout" svg:width="8.7cm" svg:height="1.3cm" svg:x="13cm" svg:y="7.33cm" presentation:class="subtitle" presentation:user-transformed="true">
          <draw:text-box>
            <text:p text:style-name="P10">DCL</text:p>
          </draw:text-box>
        </draw:frame>
        <draw:frame presentation:style-name="pr5" draw:text-style-name="P12" draw:layer="layout" svg:width="8.7cm" svg:height="1.3cm" svg:x="9.4cm" svg:y="10.2cm" presentation:class="subtitle" presentation:user-transformed="true">
          <draw:text-box>
            <text:p>TCL</text:p>
          </draw:text-box>
        </draw:frame>
        <draw:frame presentation:style-name="pr4" draw:text-style-name="P3" draw:layer="layout" svg:width="8.7cm" svg:height="1.3cm" svg:x="13cm" svg:y="12.66cm" presentation:class="subtitle" presentation:user-transformed="true">
          <draw:text-box>
            <text:p>TQL</text:p>
          </draw:text-box>
        </draw:frame>
        <draw:frame presentation:style-name="pr6" draw:layer="layout" svg:width="13.75cm" svg:height="3.125cm" draw:transform="rotate (-1.5707963267949) translate (26.69cm 1cm)" presentation:class="title">
          <draw:text-box>
            <text:p>Command Types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opic_20_Title_20_1" presentation:presentation-page-layout-name="AL2T19">
        <draw:custom-shape draw:style-name="gr3" draw:text-style-name="P4" draw:layer="layout" svg:width="3.111cm" svg:height="3.111cm" svg:x="9.8cm" svg:y="5cm">
          <text:p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12cm" svg:height="3cm" svg:x="13.4cm" svg:y="0.635cm" presentation:class="title" presentation:user-transformed="true">
          <draw:text-box>
            <text:p>DDL</text:p>
          </draw:text-box>
        </draw:frame>
        <draw:frame draw:style-name="gr11" draw:text-style-name="P14" draw:layer="layout" svg:width="14.605cm" svg:height="8.681cm" svg:x="12.741cm" svg:y="6.244cm">
          <draw:text-box>
            <text:p text:style-name="P13">Create databases, tables, views, indexes, schemas, or other objects </text:p>
            <text:p text:style-name="P13">Alter table, column, constraints</text:p>
            <text:p text:style-name="P13"><text:span text:style-name="T4">Completely removes a database object (table, database, index, columns, etc.). </text:span></text:p>
            <text:p text:style-name="P13"><text:span text:style-name="T4">Truncating a Table </text:span></text:p>
            <text:p text:style-name="P13"><text:span text:style-name="T4">RENAME TABLE employees TO staff</text:span></text:p>
            <text:p text:style-name="P13"><text:span text:style-name="T4">COMMENT ON COLUMN employees.salary IS 'Annual salary of the employee'</text:span></text:p>
            <text:p text:style-name="P13"><text:span text:style-name="T4">CREATE INDEX idx_name ON employees(name)</text:span></text:p>
            <text:p text:style-name="P13"><text:span text:style-name="T4">DROP INDEX idx_name ON employees</text:span></text:p>
            <text:p text:style-name="P13"><text:span text:style-name="T4"/></text:p>
            <text:p text:style-name="P13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opic_20_Title_20_1_5f_" presentation:presentation-page-layout-name="AL2T19">
        <draw:custom-shape draw:style-name="gr12" draw:text-style-name="P4" draw:layer="layout" svg:width="3.111cm" svg:height="3.111cm" svg:x="9.8cm" svg:y="5cm">
          <text:p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12cm" svg:height="3cm" svg:x="13.4cm" svg:y="0.635cm" presentation:class="title" presentation:user-transformed="true">
          <draw:text-box>
            <text:p>DML</text:p>
          </draw:text-box>
        </draw:frame>
        <draw:frame draw:style-name="gr11" draw:text-style-name="P14" draw:layer="layout" svg:width="14.605cm" svg:height="9.51cm" svg:x="12.741cm" svg:y="6.244cm">
          <draw:text-box>
            <text:p text:style-name="P13"><text:span text:style-name="T4">SELECT – Retrieves data from tables.</text:span></text:p>
            <text:p text:style-name="P13"><text:span text:style-name="T4">INSERT – Adds new records to a table.</text:span></text:p>
            <text:p text:style-name="P13"><text:span text:style-name="T4">UPDATE – Modifies existing records in a table.</text:span></text:p>
            <text:p text:style-name="P13"><text:span text:style-name="T4">DELETE – Removes specific records from a table.</text:span></text:p>
            <text:p text:style-name="P13"><text:span text:style-name="T4">MERGE – Inserts, updates, or deletes records based on a condition.</text:span></text:p>
            <text:p text:style-name="P13"><text:span text:style-name="T4">CALL – Invokes a stored procedure or function (varies by database).</text:span></text:p>
            <text:p text:style-name="P13"><text:span text:style-name="T4">EXPLAIN – Provides a query execution plan (used for optimization).</text:span></text:p>
            <text:p text:style-name="P13"><text:span text:style-name="T4">LOCK TABLE – Locks a table to control concurrent access (varies by database).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Topic_20_Title_20_1_5f__5f_" presentation:presentation-page-layout-name="AL2T19">
        <draw:custom-shape draw:style-name="gr12" draw:text-style-name="P4" draw:layer="layout" svg:width="3.111cm" svg:height="3.111cm" svg:x="9.8cm" svg:y="5cm">
          <text:p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2" draw:layer="layout" svg:width="12cm" svg:height="3cm" svg:x="13.4cm" svg:y="0.635cm" presentation:class="title" presentation:user-transformed="true">
          <draw:text-box>
            <text:p>DCL</text:p>
          </draw:text-box>
        </draw:frame>
        <draw:frame draw:style-name="gr11" draw:text-style-name="P14" draw:layer="layout" svg:width="14.605cm" svg:height="9.44cm" svg:x="12.741cm" svg:y="6.244cm">
          <draw:text-box>
            <text:p text:style-name="P13"><text:span text:style-name="T4">Grant,Revoke,Deny</text:span></text:p>
            <text:p text:style-name="P13"><text:span text:style-name="T4">GRANT SELECT ON employees TO user1; </text:span></text:p>
            <text:p text:style-name="P13"><text:span text:style-name="T4">GRANT SELECT, INSERT, UPDATE ON employees TO user1; </text:span></text:p>
            <text:p text:style-name="P13"><text:span text:style-name="T4">GRANT ALL PRIVILEGES ON employees TO user1; </text:span></text:p>
            <text:p text:style-name="P13"><text:span text:style-name="T4">REVOKE SELECT ON employees FROM user1; </text:span></text:p>
            <text:p text:style-name="P13"><text:span text:style-name="T4">REVOKE ALL PRIVILEGES ON employees FROM user1; </text:span></text:p>
            <text:p text:style-name="P13"><text:span text:style-name="T4">DENY DELETE ON employees TO user1; 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opic_20_Title_20_1_5f__5f__5f_" presentation:presentation-page-layout-name="AL2T19">
        <draw:custom-shape draw:style-name="gr12" draw:text-style-name="P4" draw:layer="layout" svg:width="3.111cm" svg:height="3.111cm" svg:x="9.8cm" svg:y="5cm">
          <text:p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layer="layout" svg:width="12cm" svg:height="3cm" svg:x="13.4cm" svg:y="0.635cm" presentation:class="title" presentation:user-transformed="true">
          <draw:text-box>
            <text:p>TCL</text:p>
          </draw:text-box>
        </draw:frame>
        <draw:frame draw:style-name="gr11" draw:text-style-name="P14" draw:layer="layout" svg:width="14.605cm" svg:height="13.633cm" svg:x="12.741cm" svg:y="6.244cm">
          <draw:text-box>
            <text:p text:style-name="P13"><text:span text:style-name="T4">Commit, rollback, savepoint, release savepoint, set transaction</text:span></text:p>
            <text:p text:style-name="P13"><text:span text:style-name="T4">START TRANSACTION; UPDATE employees SET salary = 70000 WHERE id = 1; COMMIT;</text:span></text:p>
            <text:p text:style-name="P13"><text:span text:style-name="T4">STARTTRANSACTION; UPDATEemployees SETsalary =80000WHEREid =2; ROLLBACK;</text:span></text:p>
            <text:p text:style-name="P13"><text:span text:style-name="T4">STARTTRANSACTION; UPDATEemployees SETsalary =75000WHEREid =3; SAVEPOINTsp1; UPDATEemployees SETsalary =85000WHEREid =4; SAVEPOINTsp2; ROLLBACKTOsp1; -- Only rolls back changes after sp1COMMIT;</text:span></text:p>
            <text:p text:style-name="P13"><text:span text:style-name="T4">SAVEPOINTsp1; UPDATEemployees SETsalary =90000WHEREid =5; RELEASESAVEPOINTsp1;</text:span></text:p>
            <text:p text:style-name="P13"><text:span text:style-name="T4">SET TRANSACTION ISOLATION LEVEL SERIALIZABLE; START TRANSACTION; UPDATE employees SET salary = 95000 WHERE id = 6; COMMIT; <text:s/>--- not other transaction can interfere</text:span></text:p>
            <text:p text:style-name="P13"><text:span text:style-name="T4"/></text:p>
            <text:p text:style-name="P13"><text:span text:style-name="T4"/></text:p>
            <text:p text:style-name="P13"><text:span text:style-name="T4"><text:s/>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1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Topic_20_Title_20_1_5f__5f__5f__5f_" presentation:presentation-page-layout-name="AL2T19">
        <draw:custom-shape draw:style-name="gr12" draw:text-style-name="P4" draw:layer="layout" svg:width="3.111cm" svg:height="3.111cm" svg:x="9.8cm" svg:y="5cm">
          <text:p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layer="layout" svg:width="12cm" svg:height="3cm" svg:x="13.4cm" svg:y="0.635cm" presentation:class="title" presentation:user-transformed="true">
          <draw:text-box>
            <text:p>TQL</text:p>
          </draw:text-box>
        </draw:frame>
        <draw:frame draw:style-name="gr11" draw:text-style-name="P14" draw:layer="layout" svg:width="14.605cm" svg:height="2.54cm" svg:x="12.741cm" svg:y="6.244cm">
          <draw:text-box>
            <text:p text:style-name="P13"><text:span text:style-name="T4">Transaction Query Language in SQL refers to the TCL</text:span></text:p>
            <text:p text:style-name="P13"><text:span text:style-name="T4"/></text:p>
          </draw:text-box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_20_Cyan" draw:display-name="Filled Blue Cyan" draw:style="linear" draw:start-color="#7f59ae" draw:end-color="#60c4e4" draw:start-intensity="100%" draw:end-intensity="100%" draw:angle="90deg" draw:border="0%">
      <loext:gradient-stop svg:offset="0" loext:color-type="rgb" loext:color-value="#7f59ae"/>
      <loext:gradient-stop svg:offset="1" loext:color-type="rgb" loext:color-value="#60c4e4"/>
    </draw:gradient>
    <draw:gradient draw:name="Filled_20_Cyan_20_Red" draw:display-name="Filled Cyan Red" draw:style="linear" draw:start-color="#60c4e4" draw:end-color="#e54b89" draw:start-intensity="100%" draw:end-intensity="100%" draw:angle="90deg" draw:border="0%">
      <loext:gradient-stop svg:offset="0" loext:color-type="rgb" loext:color-value="#60c4e4"/>
      <loext:gradient-stop svg:offset="1" loext:color-type="rgb" loext:color-value="#e54b8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Orange_20_Yellow" draw:display-name="Filled Orange Yellow" draw:style="linear" draw:start-color="#fe7130" draw:end-color="#f8b622" draw:start-intensity="100%" draw:end-intensity="100%" draw:angle="90deg" draw:border="0%">
      <loext:gradient-stop svg:offset="0" loext:color-type="rgb" loext:color-value="#fe7130"/>
      <loext:gradient-stop svg:offset="1" loext:color-type="rgb" loext:color-value="#f8b622"/>
    </draw:gradient>
    <draw:gradient draw:name="Filled_20_Red_20_Orange" draw:display-name="Filled Red Orange" draw:style="linear" draw:start-color="#e54b89" draw:end-color="#fe7130" draw:start-intensity="100%" draw:end-intensity="100%" draw:angle="90deg" draw:border="0%">
      <loext:gradient-stop svg:offset="0" loext:color-type="rgb" loext:color-value="#e54b89"/>
      <loext:gradient-stop svg:offset="1" loext:color-type="rgb" loext:color-value="#fe713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style:font-name="Noto Sans1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  <style:text-properties style:font-name="Noto Sans" fo:font-family="'Noto Sans'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style:font-name="Noto Sans" fo:font-family="'Noto Sans'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_5f_-background" style:display-name="Topic Title 1_-background" style:family="presentation">
      <style:graphic-properties draw:stroke="none" draw:fill="none"/>
      <style:text-properties style:letter-kerning="true"/>
    </style:style>
    <style:style style:name="Topic_20_Title_20_1_5f_-backgroundobjects" style:display-name="Topic Title 1_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_5f_-notes" style:display-name="Topic Title 1_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_5f_-outline1" style:display-name="Topic Title 1_-outline1" style:family="presentation">
      <style:graphic-properties draw:stroke="none" draw:fill="none" draw:auto-grow-height="false" draw:fit-to-size="false" style:shrink-to-fit="true" style:writing-mode="page">
        <text:list-style style:name="Topic_20_Title_20_1_5f_-outline1" style:display-name="Topic Title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-outline2" style:display-name="Topic Title 1_-outline2" style:family="presentation" style:parent-style-name="Topic_20_Title_20_1_5f_-outline1">
      <style:paragraph-properties fo:margin-top="0.4cm" fo:margin-bottom="0cm"/>
      <style:text-properties fo:font-size="28pt" style:font-size-asian="28pt" style:font-size-complex="28pt"/>
    </style:style>
    <style:style style:name="Topic_20_Title_20_1_5f_-outline3" style:display-name="Topic Title 1_-outline3" style:family="presentation" style:parent-style-name="Topic_20_Title_20_1_5f_-outline2">
      <style:paragraph-properties fo:margin-top="0.3cm" fo:margin-bottom="0cm"/>
      <style:text-properties fo:font-size="24pt" style:font-size-asian="24pt" style:font-size-complex="24pt"/>
    </style:style>
    <style:style style:name="Topic_20_Title_20_1_5f_-outline4" style:display-name="Topic Title 1_-outline4" style:family="presentation" style:parent-style-name="Topic_20_Title_20_1_5f_-outline3">
      <style:paragraph-properties fo:margin-top="0.2cm" fo:margin-bottom="0cm"/>
      <style:text-properties fo:font-size="20pt" style:font-size-asian="20pt" style:font-size-complex="20pt"/>
    </style:style>
    <style:style style:name="Topic_20_Title_20_1_5f_-outline5" style:display-name="Topic Title 1_-outline5" style:family="presentation" style:parent-style-name="Topic_20_Title_20_1_5f_-outline4">
      <style:paragraph-properties fo:margin-top="0.1cm" fo:margin-bottom="0cm"/>
    </style:style>
    <style:style style:name="Topic_20_Title_20_1_5f_-outline6" style:display-name="Topic Title 1_-outline6" style:family="presentation" style:parent-style-name="Topic_20_Title_20_1_5f_-outline5"/>
    <style:style style:name="Topic_20_Title_20_1_5f_-outline7" style:display-name="Topic Title 1_-outline7" style:family="presentation" style:parent-style-name="Topic_20_Title_20_1_5f_-outline6"/>
    <style:style style:name="Topic_20_Title_20_1_5f_-outline8" style:display-name="Topic Title 1_-outline8" style:family="presentation" style:parent-style-name="Topic_20_Title_20_1_5f_-outline7"/>
    <style:style style:name="Topic_20_Title_20_1_5f_-outline9" style:display-name="Topic Title 1_-outline9" style:family="presentation" style:parent-style-name="Topic_20_Title_20_1_5f_-outline8"/>
    <style:style style:name="Topic_20_Title_20_1_5f_-subtitle" style:display-name="Topic Title 1_-subtitle" style:family="presentation">
      <style:graphic-properties draw:stroke="none" draw:fill="none" draw:textarea-vertical-align="middle" style:writing-mode="page">
        <text:list-style style:name="Topic_20_Title_20_1_5f_-subtitle" style:display-name="Topic Title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-title" style:display-name="Topic Title 1_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_5f_-title" style:display-name="Topic Title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Topic_20_Title_20_1_5f__5f_-background" style:display-name="Topic Title 1__-background" style:family="presentation">
      <style:graphic-properties draw:stroke="none" draw:fill="none"/>
      <style:text-properties style:letter-kerning="true"/>
    </style:style>
    <style:style style:name="Topic_20_Title_20_1_5f__5f_-backgroundobjects" style:display-name="Topic Title 1__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_5f__5f_-notes" style:display-name="Topic Title 1__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_5f__5f_-outline1" style:display-name="Topic Title 1__-outline1" style:family="presentation">
      <style:graphic-properties draw:stroke="none" draw:fill="none" draw:auto-grow-height="false" draw:fit-to-size="false" style:shrink-to-fit="true" style:writing-mode="page">
        <text:list-style style:name="Topic_20_Title_20_1_5f__5f_-outline1" style:display-name="Topic Title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_5f_-outline2" style:display-name="Topic Title 1__-outline2" style:family="presentation" style:parent-style-name="Topic_20_Title_20_1_5f__5f_-outline1">
      <style:paragraph-properties fo:margin-top="0.4cm" fo:margin-bottom="0cm"/>
      <style:text-properties fo:font-size="28pt" style:font-size-asian="28pt" style:font-size-complex="28pt"/>
    </style:style>
    <style:style style:name="Topic_20_Title_20_1_5f__5f_-outline3" style:display-name="Topic Title 1__-outline3" style:family="presentation" style:parent-style-name="Topic_20_Title_20_1_5f__5f_-outline2">
      <style:paragraph-properties fo:margin-top="0.3cm" fo:margin-bottom="0cm"/>
      <style:text-properties fo:font-size="24pt" style:font-size-asian="24pt" style:font-size-complex="24pt"/>
    </style:style>
    <style:style style:name="Topic_20_Title_20_1_5f__5f_-outline4" style:display-name="Topic Title 1__-outline4" style:family="presentation" style:parent-style-name="Topic_20_Title_20_1_5f__5f_-outline3">
      <style:paragraph-properties fo:margin-top="0.2cm" fo:margin-bottom="0cm"/>
      <style:text-properties fo:font-size="20pt" style:font-size-asian="20pt" style:font-size-complex="20pt"/>
    </style:style>
    <style:style style:name="Topic_20_Title_20_1_5f__5f_-outline5" style:display-name="Topic Title 1__-outline5" style:family="presentation" style:parent-style-name="Topic_20_Title_20_1_5f__5f_-outline4">
      <style:paragraph-properties fo:margin-top="0.1cm" fo:margin-bottom="0cm"/>
    </style:style>
    <style:style style:name="Topic_20_Title_20_1_5f__5f_-outline6" style:display-name="Topic Title 1__-outline6" style:family="presentation" style:parent-style-name="Topic_20_Title_20_1_5f__5f_-outline5"/>
    <style:style style:name="Topic_20_Title_20_1_5f__5f_-outline7" style:display-name="Topic Title 1__-outline7" style:family="presentation" style:parent-style-name="Topic_20_Title_20_1_5f__5f_-outline6"/>
    <style:style style:name="Topic_20_Title_20_1_5f__5f_-outline8" style:display-name="Topic Title 1__-outline8" style:family="presentation" style:parent-style-name="Topic_20_Title_20_1_5f__5f_-outline7"/>
    <style:style style:name="Topic_20_Title_20_1_5f__5f_-outline9" style:display-name="Topic Title 1__-outline9" style:family="presentation" style:parent-style-name="Topic_20_Title_20_1_5f__5f_-outline8"/>
    <style:style style:name="Topic_20_Title_20_1_5f__5f_-subtitle" style:display-name="Topic Title 1__-subtitle" style:family="presentation">
      <style:graphic-properties draw:stroke="none" draw:fill="none" draw:textarea-vertical-align="middle" style:writing-mode="page">
        <text:list-style style:name="Topic_20_Title_20_1_5f__5f_-subtitle" style:display-name="Topic Title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_5f_-title" style:display-name="Topic Title 1__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_5f__5f_-title" style:display-name="Topic Title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Topic_20_Title_20_1_5f__5f__5f_-background" style:display-name="Topic Title 1___-background" style:family="presentation">
      <style:graphic-properties draw:stroke="none" draw:fill="none"/>
      <style:text-properties style:letter-kerning="true"/>
    </style:style>
    <style:style style:name="Topic_20_Title_20_1_5f__5f__5f_-backgroundobjects" style:display-name="Topic Title 1___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_5f__5f__5f_-notes" style:display-name="Topic Title 1___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_5f__5f__5f_-outline1" style:display-name="Topic Title 1___-outline1" style:family="presentation">
      <style:graphic-properties draw:stroke="none" draw:fill="none" draw:auto-grow-height="false" draw:fit-to-size="false" style:shrink-to-fit="true" style:writing-mode="page">
        <text:list-style style:name="Topic_20_Title_20_1_5f__5f__5f_-outline1" style:display-name="Topic Title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_5f__5f_-outline2" style:display-name="Topic Title 1___-outline2" style:family="presentation" style:parent-style-name="Topic_20_Title_20_1_5f__5f__5f_-outline1">
      <style:paragraph-properties fo:margin-top="0.4cm" fo:margin-bottom="0cm"/>
      <style:text-properties fo:font-size="28pt" style:font-size-asian="28pt" style:font-size-complex="28pt"/>
    </style:style>
    <style:style style:name="Topic_20_Title_20_1_5f__5f__5f_-outline3" style:display-name="Topic Title 1___-outline3" style:family="presentation" style:parent-style-name="Topic_20_Title_20_1_5f__5f__5f_-outline2">
      <style:paragraph-properties fo:margin-top="0.3cm" fo:margin-bottom="0cm"/>
      <style:text-properties fo:font-size="24pt" style:font-size-asian="24pt" style:font-size-complex="24pt"/>
    </style:style>
    <style:style style:name="Topic_20_Title_20_1_5f__5f__5f_-outline4" style:display-name="Topic Title 1___-outline4" style:family="presentation" style:parent-style-name="Topic_20_Title_20_1_5f__5f__5f_-outline3">
      <style:paragraph-properties fo:margin-top="0.2cm" fo:margin-bottom="0cm"/>
      <style:text-properties fo:font-size="20pt" style:font-size-asian="20pt" style:font-size-complex="20pt"/>
    </style:style>
    <style:style style:name="Topic_20_Title_20_1_5f__5f__5f_-outline5" style:display-name="Topic Title 1___-outline5" style:family="presentation" style:parent-style-name="Topic_20_Title_20_1_5f__5f__5f_-outline4">
      <style:paragraph-properties fo:margin-top="0.1cm" fo:margin-bottom="0cm"/>
    </style:style>
    <style:style style:name="Topic_20_Title_20_1_5f__5f__5f_-outline6" style:display-name="Topic Title 1___-outline6" style:family="presentation" style:parent-style-name="Topic_20_Title_20_1_5f__5f__5f_-outline5"/>
    <style:style style:name="Topic_20_Title_20_1_5f__5f__5f_-outline7" style:display-name="Topic Title 1___-outline7" style:family="presentation" style:parent-style-name="Topic_20_Title_20_1_5f__5f__5f_-outline6"/>
    <style:style style:name="Topic_20_Title_20_1_5f__5f__5f_-outline8" style:display-name="Topic Title 1___-outline8" style:family="presentation" style:parent-style-name="Topic_20_Title_20_1_5f__5f__5f_-outline7"/>
    <style:style style:name="Topic_20_Title_20_1_5f__5f__5f_-outline9" style:display-name="Topic Title 1___-outline9" style:family="presentation" style:parent-style-name="Topic_20_Title_20_1_5f__5f__5f_-outline8"/>
    <style:style style:name="Topic_20_Title_20_1_5f__5f__5f_-subtitle" style:display-name="Topic Title 1___-subtitle" style:family="presentation">
      <style:graphic-properties draw:stroke="none" draw:fill="none" draw:textarea-vertical-align="middle" style:writing-mode="page">
        <text:list-style style:name="Topic_20_Title_20_1_5f__5f__5f_-subtitle" style:display-name="Topic Title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_5f__5f_-title" style:display-name="Topic Title 1___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_5f__5f__5f_-title" style:display-name="Topic Title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Topic_20_Title_20_1_5f__5f__5f__5f_-background" style:display-name="Topic Title 1____-background" style:family="presentation">
      <style:graphic-properties draw:stroke="none" draw:fill="none"/>
      <style:text-properties style:letter-kerning="true"/>
    </style:style>
    <style:style style:name="Topic_20_Title_20_1_5f__5f__5f__5f_-backgroundobjects" style:display-name="Topic Title 1____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_5f__5f__5f__5f_-notes" style:display-name="Topic Title 1____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_5f__5f__5f__5f_-outline1" style:display-name="Topic Title 1____-outline1" style:family="presentation">
      <style:graphic-properties draw:stroke="none" draw:fill="none" draw:auto-grow-height="false" draw:fit-to-size="false" style:shrink-to-fit="true" style:writing-mode="page">
        <text:list-style style:name="Topic_20_Title_20_1_5f__5f__5f__5f_-outline1" style:display-name="Topic Title 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_5f__5f__5f_-outline2" style:display-name="Topic Title 1____-outline2" style:family="presentation" style:parent-style-name="Topic_20_Title_20_1_5f__5f__5f__5f_-outline1">
      <style:paragraph-properties fo:margin-top="0.4cm" fo:margin-bottom="0cm"/>
      <style:text-properties fo:font-size="28pt" style:font-size-asian="28pt" style:font-size-complex="28pt"/>
    </style:style>
    <style:style style:name="Topic_20_Title_20_1_5f__5f__5f__5f_-outline3" style:display-name="Topic Title 1____-outline3" style:family="presentation" style:parent-style-name="Topic_20_Title_20_1_5f__5f__5f__5f_-outline2">
      <style:paragraph-properties fo:margin-top="0.3cm" fo:margin-bottom="0cm"/>
      <style:text-properties fo:font-size="24pt" style:font-size-asian="24pt" style:font-size-complex="24pt"/>
    </style:style>
    <style:style style:name="Topic_20_Title_20_1_5f__5f__5f__5f_-outline4" style:display-name="Topic Title 1____-outline4" style:family="presentation" style:parent-style-name="Topic_20_Title_20_1_5f__5f__5f__5f_-outline3">
      <style:paragraph-properties fo:margin-top="0.2cm" fo:margin-bottom="0cm"/>
      <style:text-properties fo:font-size="20pt" style:font-size-asian="20pt" style:font-size-complex="20pt"/>
    </style:style>
    <style:style style:name="Topic_20_Title_20_1_5f__5f__5f__5f_-outline5" style:display-name="Topic Title 1____-outline5" style:family="presentation" style:parent-style-name="Topic_20_Title_20_1_5f__5f__5f__5f_-outline4">
      <style:paragraph-properties fo:margin-top="0.1cm" fo:margin-bottom="0cm"/>
    </style:style>
    <style:style style:name="Topic_20_Title_20_1_5f__5f__5f__5f_-outline6" style:display-name="Topic Title 1____-outline6" style:family="presentation" style:parent-style-name="Topic_20_Title_20_1_5f__5f__5f__5f_-outline5"/>
    <style:style style:name="Topic_20_Title_20_1_5f__5f__5f__5f_-outline7" style:display-name="Topic Title 1____-outline7" style:family="presentation" style:parent-style-name="Topic_20_Title_20_1_5f__5f__5f__5f_-outline6"/>
    <style:style style:name="Topic_20_Title_20_1_5f__5f__5f__5f_-outline8" style:display-name="Topic Title 1____-outline8" style:family="presentation" style:parent-style-name="Topic_20_Title_20_1_5f__5f__5f__5f_-outline7"/>
    <style:style style:name="Topic_20_Title_20_1_5f__5f__5f__5f_-outline9" style:display-name="Topic Title 1____-outline9" style:family="presentation" style:parent-style-name="Topic_20_Title_20_1_5f__5f__5f__5f_-outline8"/>
    <style:style style:name="Topic_20_Title_20_1_5f__5f__5f__5f_-subtitle" style:display-name="Topic Title 1____-subtitle" style:family="presentation">
      <style:graphic-properties draw:stroke="none" draw:fill="none" draw:textarea-vertical-align="middle" style:writing-mode="page">
        <text:list-style style:name="Topic_20_Title_20_1_5f__5f__5f__5f_-subtitle" style:display-name="Topic Title 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_5f__5f__5f__5f_-title" style:display-name="Topic Title 1____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_5f__5f__5f__5f_-title" style:display-name="Topic Title 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draw:fill="gradient" draw:fill-gradient-name="Filled_20_Blue_20_Cyan" loext:decorative="false"/>
    </style:style>
    <style:style style:name="Mgr14" style:family="graphic" style:parent-style-name="Filled_20_Cyan_20_Red">
      <style:graphic-properties draw:fill="gradient" draw:fill-gradient-name="Filled_20_Cyan_20_Red" loext:decorative="false"/>
    </style:style>
    <style:style style:name="Mgr15" style:family="graphic" style:parent-style-name="Filled_20_Red_20_Orange">
      <style:graphic-properties draw:fill="gradient" draw:fill-gradient-name="Filled_20_Red_20_Orange" loext:decorative="false"/>
    </style:style>
    <style:style style:name="Mgr16" style:family="graphic" style:parent-style-name="Filled_20_Orange_20_Yellow">
      <style:graphic-properties draw:fill="gradient" draw:fill-gradient-name="Filled_20_Orange_20_Yellow"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gr19" style:family="graphic" style:parent-style-name="Filled_20_Blue">
      <style:graphic-properties draw:fill="solid" draw:fill-color="#7f59ae" fo:min-height="0.159cm" fo:min-width="0.159cm" loext:decorative="false"/>
    </style:style>
    <style:style style:name="Mgr20" style:family="graphic" style:parent-style-name="Filled_20_Cyan">
      <style:graphic-properties fo:min-height="0.159cm" fo:min-width="0.159cm" loext:decorative="false"/>
    </style:style>
    <style:style style:name="Mgr21" style:family="graphic" style:parent-style-name="Filled_20_Red">
      <style:graphic-properties draw:fill="solid" draw:fill-color="#e54b89" fo:min-height="0.159cm" fo:min-width="0.159cm" loext:decorative="false"/>
    </style:style>
    <style:style style:name="Mgr22" style:family="graphic" style:parent-style-name="Filled_20_Yellow">
      <style:graphic-properties draw:fill="solid" draw:fill-color="#f8b622" fo:min-height="0.159cm" fo:min-width="0.159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able_20_of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opic_20_Titl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Conten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ample_20_Artic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Sample_20_Artic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opic_20_Titl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Insert_20_Pictu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Insert_20_Picture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Insert_20_Pictur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List_20_Conten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5" style:family="presentation" style:parent-style-name="List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Greeting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8" style:family="presentation" style:parent-style-name="Greeting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opic_20_Title_20_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opic_20_Title_20_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opic_20_Title_20_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opic_20_Title_20_1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opic_20_Title_20_1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opic_20_Title_20_1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opic_20_Title_20_1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  <style:text-properties fo:color="#ffffff" loext:opacity="100%" fo:font-size="20pt" style:font-size-asian="20pt" style:font-size-complex="20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20pt" style:font-size-asian="20pt" style:font-size-complex="20pt"/>
    </style:style>
    <style:style style:name="MP10" style:family="paragraph">
      <loext:graphic-properties draw:fill="solid" draw:fill-color="#7f59ae"/>
      <style:text-properties fo:color="#ffffff" loext:opacity="100%"/>
    </style:style>
    <style:style style:name="MP11" style:family="paragraph">
      <loext:graphic-properties draw:fill="solid" draw:fill-color="#f8b622"/>
      <style:text-properties fo:color="#000000" loext:opacity="100%"/>
    </style:style>
    <style:style style:name="MP12" style:family="paragraph">
      <loext:graphic-properties draw:fill="solid" draw:fill-color="#e54b89"/>
      <style:text-properties fo:color="#ffffff" loext:opacity="100%"/>
    </style:style>
    <style:style style:name="MP13" style:family="paragraph">
      <loext:graphic-properties draw:fill="none"/>
      <style:text-properties fo:color="#f8b622" loext:opacity="100%"/>
    </style:style>
    <style:style style:name="MP14" style:family="paragraph">
      <loext:graphic-properties draw:fill="none"/>
      <style:text-properties fo:color="#7f59ae" loext:opacity="100%"/>
    </style:style>
    <style:style style:name="MP15" style:family="paragraph">
      <loext:graphic-properties draw:fill="gradient" draw:fill-gradient-name="Filled_20_Blue_20_Cyan"/>
      <style:paragraph-properties fo:text-align="center"/>
    </style:style>
    <style:style style:name="MP16" style:family="paragraph">
      <loext:graphic-properties draw:fill="gradient" draw:fill-gradient-name="Filled_20_Cyan_20_Red"/>
      <style:paragraph-properties fo:text-align="center"/>
    </style:style>
    <style:style style:name="MP17" style:family="paragraph">
      <loext:graphic-properties draw:fill="gradient" draw:fill-gradient-name="Filled_20_Red_20_Orange"/>
      <style:paragraph-properties fo:text-align="center"/>
    </style:style>
    <style:style style:name="MP18" style:family="paragraph">
      <loext:graphic-properties draw:fill="gradient" draw:fill-gradient-name="Filled_20_Orange_20_Yellow"/>
      <style:paragraph-properties fo:text-align="center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solid" draw:fill-color="#7f59ae"/>
      <style:paragraph-properties fo:text-align="center"/>
      <style:text-properties fo:color="#ffffff" loext:opacity="100%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e54b89"/>
      <style:paragraph-properties fo:text-align="center"/>
      <style:text-properties fo:color="#ffffff" loext:opacity="100%"/>
    </style:style>
    <style:style style:name="MP24" style:family="paragraph">
      <loext:graphic-properties draw:fill="solid" draw:fill-color="#f8b622"/>
      <style:paragraph-properties fo:text-align="center"/>
      <style:text-properties fo:color="#000000" loext:opacity="100%"/>
    </style:style>
    <style:style style:name="MT1" style:family="text">
      <style:text-properties fo:color="#ffffff" loext:opacity="100%" fo:font-size="20pt" style:font-size-asian="20pt" style:font-size-complex="20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text-style-name="MP9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10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1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2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10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6" draw:text-style-name="MP10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g draw:style-name="Mgr4">
        <draw:line draw:style-name="Mgr11" draw:text-style-name="MP13" draw:layer="backgroundobjects" svg:x1="6.712cm" svg:y1="15.24cm" svg:x2="13.197cm" svg:y2="15.24cm">
          <text:p/>
        </draw:line>
        <draw:custom-shape draw:style-name="Mgr7" draw:text-style-name="MP11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4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g draw:style-name="Mgr4">
        <draw:line draw:style-name="Mgr11" draw:text-style-name="MP13" draw:layer="backgroundobjects" svg:x1="6.712cm" svg:y1="15.24cm" svg:x2="13.197cm" svg:y2="15.24cm">
          <text:p/>
        </draw:line>
        <draw:custom-shape draw:style-name="Mgr7" draw:text-style-name="MP11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4" draw:layer="backgroundobjects" svg:x1="14.806cm" svg:y1="15.24cm" svg:x2="21.291cm" svg:y2="15.24cm">
          <text:p/>
        </draw:line>
      </draw:g>
      <draw:polygon draw:style-name="Mgr6" draw:text-style-name="MP21" draw:layer="backgroundobjects" svg:width="7cm" svg:height="10.2cm" svg:x="0cm" svg:y="3.3cm" svg:viewBox="0 0 7001 10201" draw:points="0,0 7001,0 7001,10201 0,10201">
        <text:p/>
      </draw:polygon>
      <draw:polygon draw:style-name="Mgr10" draw:text-style-name="MP22" draw:layer="backgroundobjects" svg:width="7cm" svg:height="10.2cm" svg:x="7cm" svg:y="3.3cm" svg:viewBox="0 0 7001 10201" draw:points="0,0 7001,0 7001,10201 0,10201">
        <text:p/>
      </draw:polygon>
      <draw:polygon draw:style-name="Mgr8" draw:text-style-name="MP23" draw:layer="backgroundobjects" svg:width="7cm" svg:height="10.2cm" svg:x="14cm" svg:y="3.3cm" svg:viewBox="0 0 7001 10201" draw:points="0,0 7001,0 7001,10201 0,10201">
        <text:p/>
      </draw:polygon>
      <draw:polygon draw:style-name="Mgr7" draw:text-style-name="MP24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1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6" draw:text-style-name="MP10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path draw:style-name="Mgr6" draw:text-style-name="MP10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16" draw:text-style-name="MP2" draw:layer="backgroundobjects" svg:width="6.523cm" svg:height="0.7cm" svg:x="1.4cm" svg:y="14.7cm" presentation:class="date-time">
        <draw:text-box>
          <text:p text:style-name="MP1"><text:span text:style-name="MT2"><presentation:date-time/></text:span></text:p>
        </draw:text-box>
      </draw:frame>
      <draw:frame presentation:style-name="Mpr16" draw:text-style-name="MP20" draw:layer="backgroundobjects" svg:width="8.875cm" svg:height="0.7cm" svg:x="9.576cm" svg:y="14.7cm" presentation:class="footer">
        <draw:text-box>
          <text:p text:style-name="MP19"><presentation:footer/></text:p>
        </draw:text-box>
      </draw:frame>
      <draw:frame presentation:style-name="Mpr16" draw:text-style-name="MP4" draw:layer="backgroundobjects" svg:width="6.523cm" svg:height="0.7cm" svg:x="20.076cm" svg:y="14.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3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3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19" draw:text-style-name="MP2" draw:layer="backgroundobjects" svg:width="6.523cm" svg:height="0.7cm" svg:x="1.4cm" svg:y="14.7cm" presentation:class="date-time">
        <draw:text-box>
          <text:p text:style-name="MP1"><text:span text:style-name="MT2"><presentation:date-time/></text:span></text:p>
        </draw:text-box>
      </draw:frame>
      <draw:frame presentation:style-name="Mpr19" draw:text-style-name="MP20" draw:layer="backgroundobjects" svg:width="8.875cm" svg:height="0.7cm" svg:x="9.576cm" svg:y="14.7cm" presentation:class="footer">
        <draw:text-box>
          <text:p text:style-name="MP19"><presentation:footer/></text:p>
        </draw:text-box>
      </draw:frame>
      <draw:frame presentation:style-name="Mpr19" draw:text-style-name="MP4" draw:layer="backgroundobjects" svg:width="6.523cm" svg:height="0.7cm" svg:x="20.076cm" svg:y="14.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6" draw:text-style-name="MP10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2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2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2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2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g draw:style-name="Mgr4">
        <draw:line draw:style-name="Mgr11" draw:text-style-name="MP13" draw:layer="backgroundobjects" svg:x1="6.712cm" svg:y1="15.24cm" svg:x2="13.197cm" svg:y2="15.24cm">
          <text:p/>
        </draw:line>
        <draw:custom-shape draw:style-name="Mgr7" draw:text-style-name="MP11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4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24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4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24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2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7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27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opic_20_Title_20_1_5f_" style:display-name="Topic Title 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19" draw:text-style-name="MP10" draw:layer="backgroundobjects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layer="backgroundobjects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2" draw:layer="backgroundobjects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1" draw:layer="backgroundobjects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_5f_-title" draw:layer="backgroundobjects" svg:width="12cm" svg:height="3cm" svg:x="13cm" svg:y="4.75cm" presentation:class="title" presentation:placeholder="true">
        <draw:text-box/>
      </draw:frame>
      <draw:frame presentation:style-name="Topic_20_Title_20_1_5f_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_5f_-title" draw:layer="backgroundobjects" svg:width="17cm" svg:height="9.56cm" svg:x="2cm" svg:y="2.5cm" presentation:class="page"/>
        <draw:frame presentation:style-name="Topic_20_Title_20_1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opic_20_Title_20_1_5f__5f_" style:display-name="Topic Title 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19" draw:text-style-name="MP10" draw:layer="backgroundobjects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layer="backgroundobjects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2" draw:layer="backgroundobjects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1" draw:layer="backgroundobjects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_5f__5f_-title" draw:layer="backgroundobjects" svg:width="12cm" svg:height="3cm" svg:x="13cm" svg:y="4.75cm" presentation:class="title" presentation:placeholder="true">
        <draw:text-box/>
      </draw:frame>
      <draw:frame presentation:style-name="Topic_20_Title_20_1_5f__5f_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_5f__5f_-title" draw:layer="backgroundobjects" svg:width="17cm" svg:height="9.56cm" svg:x="2cm" svg:y="2.5cm" presentation:class="page"/>
        <draw:frame presentation:style-name="Topic_20_Title_20_1_5f__5f_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opic_20_Title_20_1_5f__5f__5f_" style:display-name="Topic Title 1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19" draw:text-style-name="MP10" draw:layer="backgroundobjects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layer="backgroundobjects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2" draw:layer="backgroundobjects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1" draw:layer="backgroundobjects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_5f__5f__5f_-title" draw:layer="backgroundobjects" svg:width="12cm" svg:height="3cm" svg:x="13cm" svg:y="4.75cm" presentation:class="title" presentation:placeholder="true">
        <draw:text-box/>
      </draw:frame>
      <draw:frame presentation:style-name="Topic_20_Title_20_1_5f__5f__5f_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_5f__5f__5f_-title" draw:layer="backgroundobjects" svg:width="17cm" svg:height="9.56cm" svg:x="2cm" svg:y="2.5cm" presentation:class="page"/>
        <draw:frame presentation:style-name="Topic_20_Title_20_1_5f__5f__5f_-notes" draw:layer="backgroundobjects" svg:width="17cm" svg:height="14cm" svg:x="2cm" svg:y="13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opic_20_Title_20_1_5f__5f__5f__5f_" style:display-name="Topic Title 1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19" draw:text-style-name="MP10" draw:layer="backgroundobjects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layer="backgroundobjects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2" draw:layer="backgroundobjects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1" draw:layer="backgroundobjects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_5f__5f__5f__5f_-title" draw:layer="backgroundobjects" svg:width="12cm" svg:height="3cm" svg:x="13cm" svg:y="4.75cm" presentation:class="title" presentation:placeholder="true">
        <draw:text-box/>
      </draw:frame>
      <draw:frame presentation:style-name="Topic_20_Title_20_1_5f__5f__5f__5f_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_5f__5f__5f__5f_-title" draw:layer="backgroundobjects" svg:width="17cm" svg:height="9.56cm" svg:x="2cm" svg:y="2.5cm" presentation:class="page"/>
        <draw:frame presentation:style-name="Topic_20_Title_20_1_5f__5f__5f__5f_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4.8.4.2$Windows_X86_64 LibreOffice_project/bb3cfa12c7b1bf994ecc5649a80400d06cd71002</meta:generator>
    <meta:creation-date>2025-02-04T21:17:33.522000000</meta:creation-date>
    <meta:editing-duration>PT30M7S</meta:editing-duration>
    <meta:editing-cycles>3</meta:editing-cycles>
    <dc:date>2025-02-04T22:56:42.198000000</dc:date>
    <meta:document-statistic meta:object-count="436"/>
  </office:meta>
</office:document-meta>
</file>